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egoe UI" svg:font-family="'Segoe UI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1" svg:font-family="'Segoe UI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.5in" fo:margin-right="0in" fo:text-align="justify" style:justify-single-word="false" fo:text-indent="-0.5in" style:auto-text-indent="false"/>
    </style:style>
    <style:style style:name="P5" style:family="paragraph" style:parent-style-name="Standard">
      <style:paragraph-properties fo:margin-left="0.5in" fo:margin-right="0in" fo:text-align="justify" style:justify-single-word="false" fo:text-indent="-0.5in" style:auto-text-indent="false"/>
      <style:text-properties style:font-name="Times New Roman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 fo:background-color="#ff0000">
        <style:background-image/>
      </style:paragraph-properties>
    </style:style>
    <style:style style:name="P7" style:family="paragraph" style:parent-style-name="Standard">
      <style:paragraph-properties fo:text-align="justify" style:justify-single-word="false" fo:background-color="#ff0000">
        <style:background-image/>
      </style:paragraph-properties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/>
    </style:style>
    <style:style style:name="P11" style:family="paragraph" style:parent-style-name="Standard" style:list-style-name="WWNum1">
      <style:paragraph-properties fo:text-align="justify" style:justify-single-word="false"/>
      <style:text-properties style:font-name="Times New Roman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.5in" fo:margin-right="0in" fo:text-align="justify" style:justify-single-word="false" fo:text-indent="-0.5in" style:auto-text-indent="false"/>
      <style:text-properties style:font-name="Times New Roman"/>
    </style:style>
    <style:style style:name="P14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/>
    </style:style>
    <style:style style:name="P15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6" style:family="paragraph">
      <style:paragraph-properties fo:margin-left="0in" fo:margin-right="0in" fo:margin-top="0in" fo:margin-bottom="0in" fo:line-height="115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style:text-underline-style="none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Requirements Specification</text:p>
      <text:p text:style-name="P9">Social Network with Budgeting Functionality</text:p>
      <text:p text:style-name="P1"/>
      <text:p text:style-name="P3"><text:span text:style-name="T2">Purpose</text:span><text:span text:style-name="T1">: <text:s/>Develop a social network that allows users to post and blog about their budgets. <text:s/>The most interesting feature is the “budget box,” it shows the starting transactions, real-time changes, and ending balance. </text:span></text:p>
      <text:p text:style-name="P1"/>
      <text:p text:style-name="P1"/>
      <text:p text:style-name="P3"><text:span text:style-name="T2">Scope: </text:span><text:span text:style-name="T1">The Social Network with budgeting functionality was <text:s/>created in Visual Studio, and offers the user several features. <text:s/>This program will take a team of 4 students about two weeks to analyze, design and implement. </text:span></text:p>
      <text:p text:style-name="P1"/>
      <text:p text:style-name="P1"><text:bookmark text:name="_GoBack"/></text:p>
      <text:p text:style-name="P3"><text:span text:style-name="T2">Definitions</text:span><text:span text:style-name="T1">: </text:span></text:p>
      <text:p text:style-name="P3"><text:span text:style-name="T1">A </text:span><text:span text:style-name="T3">social network</text:span><text:span text:style-name="T1"> is a</text:span><text:span text:style-name="T4"> dedicated website or other application that enables users to communicate with each other by posting information, comments, messages, and images.</text:span></text:p>
      <text:p text:style-name="P4"><text:span text:style-name="T1">A </text:span><text:span text:style-name="T3">budget box</text:span><text:span text:style-name="T1"> is a interactive personal budgeting system that allows a user to examine or modify text files by entering commands on a line in response to a prompt. </text:span></text:p>
      <text:p text:style-name="P5">A <text:span text:style-name="T5">posting</text:span><text:span text:style-name="T7"> is a </text:span><text:span text:style-name="T6">message, link, or image, posted to an online location such as a blog, social media website, or forum.</text:span></text:p>
      <text:p text:style-name="P4"><text:span text:style-name="T1"><text:s/></text:span><text:span text:style-name="T1">A </text:span><text:span text:style-name="T3">comment area</text:span><text:span text:style-name="T1"> is an area used to make a statement, remark or express an opinion.</text:span></text:p>
      <text:p text:style-name="P5"/>
      <text:p text:style-name="P1"/>
      <text:p text:style-name="P7"><text:span text:style-name="T2"><office:annotation><dc:creator>N Cobb</dc:creator><dc:date>2014-08-06T14:25:35.86</dc:date><text:p text:style-name="P16"><text:span text:style-name="T8">Edit Area </text:span></text:p></office:annotation></text:span><text:span text:style-name="T2">Functional specification</text:span><text:span text:style-name="T1">: The budget box displays user created budgets using the upload command. <text:s/>It will respond to the following commands:</text:span></text:p>
      <text:p text:style-name="P6"><text:span text:style-name="T2">r &lt;filename&gt;</text:span><text:span text:style-name="T1"><text:tab/><text:tab/>Read a file into an editing buffer.</text:span></text:p>
      <text:p text:style-name="P6"><text:span text:style-name="T2">w</text:span><text:span text:style-name="T1"><text:tab/><text:tab/><text:tab/>Write buffer back into the file (ask if no file read).</text:span></text:p>
      <text:p text:style-name="P6"><text:span text:style-name="T2">p</text:span><text:span text:style-name="T1"><text:tab/><text:tab/><text:tab/>Print the file, with line numbers.</text:span></text:p>
      <text:p text:style-name="P6"><text:span text:style-name="T2">g &lt;linenum&gt;</text:span><text:span text:style-name="T1"><text:tab/><text:tab/>Go to linenum, and print out that line.</text:span></text:p>
      <text:p text:style-name="P6"><text:span text:style-name="T2">i</text:span><text:span text:style-name="T1"><text:tab/><text:tab/><text:tab/>Insert lines before current line, up to a line with just "."</text:span></text:p>
      <text:p text:style-name="P6"><text:span text:style-name="T2">d</text:span><text:span text:style-name="T1"><text:tab/><text:tab/><text:tab/>Delete current line.</text:span></text:p>
      <text:p text:style-name="P6"><text:span text:style-name="T2">c</text:span><text:span text:style-name="T1"><text:tab/><text:tab/><text:tab/>Delete current line and insert new ones.</text:span></text:p>
      <text:p text:style-name="P6"><text:span text:style-name="T2">u</text:span><text:span text:style-name="T1"><text:tab/><text:tab/><text:tab/>Undo the previous command (that changed the buffer).</text:span></text:p>
      <text:p text:style-name="P6"><text:span text:style-name="T2">f</text:span><text:span text:style-name="T1"><text:tab/><text:tab/><text:tab/>Forward to the previous command (redo).</text:span></text:p>
      <text:p text:style-name="P6"><text:span text:style-name="T2">q</text:span><text:span text:style-name="T1"><text:tab/><text:tab/><text:tab/>Quit lineeditor (ask if file has not been saved)</text:span></text:p>
      <text:p text:style-name="P7"><text:span text:style-name="T1">Undo/redo apply to commands that actually change the buffer (</text:span><text:span text:style-name="T2">r, i, d, c</text:span><text:span text:style-name="T1">), for up to 25 commands. <text:s/>If user input is unrecognizable as a command, editor will prompt for another command.</text:span></text:p>
      <text:p text:style-name="P2"/>
      <text:p text:style-name="P3"><text:span text:style-name="T2"/></text:p>
      <text:p text:style-name="P3"><text:span text:style-name="T2"/></text:p>
      <text:p text:style-name="P3"><text:span text:style-name="T2">System constraints</text:span><text:span text:style-name="T1">: </text:span></text:p>
      <text:list xml:id="list5029761000227946313" text:style-name="WWNum1">
        <text:list-item>
          <text:p text:style-name="P11">Will run on PCs under Windows using Internet Explore 11.0.</text:p>
        </text:list-item>
        <text:list-item>
          <text:p text:style-name="P11">Will respond to user inputs with minimal response time (less than second per command).</text:p>
        </text:list-item>
        <text:list-item>
          <text:p text:style-name="P11">This is a prototype; future releases should be able to add more commands or features.</text:p>
        </text:list-item>
      </text:list>
      <text:p text:style-name="P15"><text:span text:style-name="T2"/></text:p>
      <text:p text:style-name="P15"><text:span text:style-name="T2"/></text:p>
      <text:p text:style-name="P15"><text:soft-page-break/><text:span text:style-name="T2"/></text:p>
      <text:p text:style-name="P15"><text:span text:style-name="T2"/></text:p>
      <text:p text:style-name="P15"><text:span text:style-name="T2">Stakeholders</text:span><text:span text:style-name="T1">: Carmelita Wingate</text:span></text:p>
      <text:p text:style-name="P15"><text:span text:style-name="T1"><text:tab/><text:tab/> Devin Davis<text:tab/></text:span></text:p>
      <text:p text:style-name="P15"><text:span text:style-name="T1"><text:tab/><text:tab/> Hussein Farran</text:span></text:p>
      <text:p text:style-name="P15"><text:span text:style-name="T1"><text:tab/><text:tab/> Natalie Cobb</text:span></text:p>
      <text:p text:style-name="P14"/>
      <text:p text:style-name="P1"/>
      <text:p text:style-name="P1"/>
      <text:p text:style-name="P3"><text:span text:style-name="T2">Individual assignment: </text:span><text:span text:style-name="T1">Develop use cases that show overall system behavior and at least a couple of its more interesting features; completeness is not necessary during inception.</text:span></text:p>
      <text:p text:style-name="P3"><text:span text:style-name="T2">Team assignment</text:span><text:span text:style-name="T1">: For this project, the QA tester will then develop a requirements specification that satisfies the stakeholders. <text:s/>This document should address at least the above issues. <text:s/>The software requirements specification of system behavior will be supplemented by the functional specifications.</text:span></text:p>
      <text:p text:style-name="Standard"/>
      <text:p text:style-name="Standard"><office:annotation office:name="__Annotation__418_679705806"><dc:creator>N Cobb</dc:creator><dc:date>2014-08-06T14:32:27.89</dc:date><text:p text:style-name="P16"><text:span text:style-name="T8">Will decide on link later</text:span></text:p></office:annotation>Source: <office:annotation-end office:name="__Annotation__418_6797058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Segoe UI" svg:font-family="'Segoe UI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1" svg:font-family="'Segoe UI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0" fo:widows="0" style:writing-mode="lr-tb"/>
      <style:text-properties style:use-window-font-color="true" style:font-name="Courier" fo:font-size="12pt" style:font-name-asian="Times New Roman1" style:font-size-asian="12pt" style:language-asian="en" style:country-asian="US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ttney Scaccia</meta:initial-creator>
    <dc:creator>N Cobb</dc:creator>
    <meta:editing-cycles>4</meta:editing-cycles>
    <meta:creation-date>2014-07-18T04:24:00</meta:creation-date>
    <dc:date>2014-08-08T11:01:34.75</dc:date>
    <meta:editing-duration>PT19M15S</meta:editing-duration>
    <meta:generator>OpenOffice/4.1.0$Win32 OpenOffice.org_project/410m18$Build-9764</meta:generator>
    <meta:document-statistic meta:table-count="0" meta:image-count="0" meta:object-count="0" meta:page-count="2" meta:paragraph-count="32" meta:word-count="433" meta:character-count="26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